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71d58"/>
    </style:style>
    <style:style style:name="P2" style:family="paragraph" style:parent-style-name="Standard">
      <style:paragraph-properties fo:text-align="justify" style:justify-single-word="false"/>
      <style:text-properties officeooo:paragraph-rsid="000fbe93"/>
    </style:style>
    <style:style style:name="T1" style:family="text">
      <style:text-properties officeooo:rsid="0002b929"/>
    </style:style>
    <style:style style:name="T2" style:family="text">
      <style:text-properties fo:font-style="italic" officeooo:rsid="0002b929" style:font-style-asian="italic" style:font-style-complex="italic"/>
    </style:style>
    <style:style style:name="T3" style:family="text">
      <style:text-properties fo:font-style="normal" officeooo:rsid="0002b929" style:font-style-asian="normal" style:font-style-complex="normal"/>
    </style:style>
    <style:style style:name="T4" style:family="text">
      <style:text-properties fo:font-style="normal" officeooo:rsid="00044467" style:font-style-asian="normal" style:font-style-complex="normal"/>
    </style:style>
    <style:style style:name="T5" style:family="text">
      <style:text-properties fo:font-style="normal" officeooo:rsid="00071d58" style:font-style-asian="normal" style:font-style-complex="normal"/>
    </style:style>
    <style:style style:name="T6" style:family="text">
      <style:text-properties fo:font-style="normal" officeooo:rsid="0008a852" style:font-style-asian="normal" style:font-style-complex="normal"/>
    </style:style>
    <style:style style:name="T7" style:family="text">
      <style:text-properties fo:font-style="normal" officeooo:rsid="0008e0ae" style:font-style-asian="normal" style:font-style-complex="normal"/>
    </style:style>
    <style:style style:name="T8" style:family="text">
      <style:text-properties fo:font-style="normal" officeooo:rsid="00094175" style:font-style-asian="normal" style:font-style-complex="normal"/>
    </style:style>
    <style:style style:name="T9" style:family="text">
      <style:text-properties fo:font-style="normal" officeooo:rsid="000a6205" style:font-style-asian="normal" style:font-style-complex="normal"/>
    </style:style>
    <style:style style:name="T10" style:family="text">
      <style:text-properties fo:font-style="normal" officeooo:rsid="000c200b" style:font-style-asian="normal" style:font-style-complex="normal"/>
    </style:style>
    <style:style style:name="T11" style:family="text">
      <style:text-properties fo:font-style="normal" officeooo:rsid="000d2393" style:font-style-asian="normal" style:font-style-complex="normal"/>
    </style:style>
    <style:style style:name="T12" style:family="text">
      <style:text-properties fo:font-style="normal" officeooo:rsid="000e34c0" style:font-style-asian="normal" style:font-style-complex="normal"/>
    </style:style>
    <style:style style:name="T13" style:family="text">
      <style:text-properties fo:font-style="normal" officeooo:rsid="000fbe93" style:font-style-asian="normal" style:font-style-complex="normal"/>
    </style:style>
    <style:style style:name="T14" style:family="text">
      <style:text-properties fo:font-style="normal" officeooo:rsid="00106735" style:font-style-asian="normal" style:font-style-complex="normal"/>
    </style:style>
    <style:style style:name="T15" style:family="text">
      <style:text-properties fo:font-style="normal" officeooo:rsid="00108360"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tab/>Pour notre organisation, nous avons créé un dépôt de fichier sur GitHub (disponible à cette adresse : </text:span><text:a xlink:type="simple" xlink:href="https://github.com/Drakirus/Tactics_Arena_Like"><text:span text:style-name="T2">https://github.com/Drakirus/Tactics_Arena_Like</text:span></text:a><text:span text:style-name="T3">). Nous avons choisi ce </text:span><text:span text:style-name="T4">dépôt de fichier pour faciliter le codage en groupe. </text:span><text:span text:style-name="T5">Ce dépôt de fichier a été indispensable au bon fonctionnement du projet, car nous pouvions travailler en même temps sur les différents modules.</text:span></text:p>
      <text:p text:style-name="P1"><text:span text:style-name="T4"><text:tab/></text:span><text:span text:style-name="T5">En parallèle, pour l'organisation des taches, nous avons créé au début du projet un tableau Trello, permettant une répartition claires des taches. Malgré tout, nous n'avons quasiment pas utilisé ce tableau : nous nous voyons presque tous les jours à l'université, ainsi nous pouvions nous répartir les tâches bien plus simplement au fur et à mesure du développement.</text:span></text:p>
      <text:p text:style-name="P1"><text:span text:style-name="T5"/></text:p>
      <text:p text:style-name="P1"><text:span text:style-name="T5"><text:tab/></text:span><text:span text:style-name="T6">Au début du projet, une première répartition du travail a été effectuée. </text:span><text:span text:style-name="T7">Pierre devait s'occuper de la gestion des lignes de vues : savoir si d'une certaine position de la carte on pouvait en voir une autre, Modira devait coder le placement des personnages sur la carte, ainsi que leurs différentes actions (déplacement, attaque(s)) et Martin devait prog</text:span><text:span text:style-name="T11">r</text:span><text:span text:style-name="T7">ammer une sauvegarde ainsi que la gestion du tour.</text:span></text:p>
      <text:p text:style-name="P1"><text:span text:style-name="T7"/></text:p>
      <text:p text:style-name="P2"><text:span text:style-name="T7"><text:tab/></text:span><text:span text:style-name="T8">Le module sauvegarde/chargement est très simple : </text:span><text:span text:style-name="T12">la sauvegarde</text:span><text:span text:style-name="T8"> écrit sur un fichier toutes les informations dont l'ordinateur a besoin pour le bon déroulement de la partie. </text:span><text:span text:style-name="T9">Ainsi, on écrit sur le fichier </text:span><text:span text:style-name="T10">le personnage qui doit jouer au moment de la sauvegarde, </text:span><text:span text:style-name="T9">toute la matrice contenant la carte </text:span><text:span text:style-name="T10">et</text:span><text:span text:style-name="T9"> les caractéristiques </text:span><text:span text:style-name="T10">et les états </text:span><text:span text:style-name="T9">de tous les personnages</text:span><text:span text:style-name="T10">. </text:span><text:span text:style-name="T13">Le chargement lit ces données dans l'ordre dans lequel elles ont été inscrites dans le fichier et les « remet » à leurs places respectives. Lors de la sauvegarde et du chargement, il est demandé à l'utilisateur de renseigné le nom du fichier. Pour la sauvegarde, on peut nommer le fichier comme l'on souhaite. Pour le chargement, une vérification aura lieu : on ne pourra pas indiquer un fichier vide, le programme vérifiera que l'utilisateur à indiquer un nom de fichier valide. Le fichier de sauvegarde sera toujours créé dans un répertoire "save/" grâce à une concaténation du nom de fichier et du nom du répertoire.</text:span></text:p>
      <text:p text:style-name="P2"><text:span text:style-name="T13"><text:tab/>De plus, une légère fonctionnalité de cryptage a été ajoutée. En effet, lors de la sauvegarde, on inscrit des caractères connus et fixes au début du fichier. Ainsi, lors du chargement du fichier, après avoir vérif</text:span><text:span text:style-name="T15">ié</text:span><text:span text:style-name="T13"> que le fichier n'est pas vide ou inexistant, on vérifiera que ces caractères sont bien présents, ce qui permettra d'éviter de charger un fichier </text:span><text:span text:style-name="T14">rempli mais n'ayant rien à voir avec le je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laville</meta:initial-creator>
    <meta:creation-date>2015-12-14T15:21:41</meta:creation-date>
    <dc:date>2015-12-14T17:12:06</dc:date>
    <dc:creator>martin laville</dc:creator>
    <meta:editing-duration>PT1H35M15S</meta:editing-duration>
    <meta:editing-cycles>10</meta:editing-cycles>
    <meta:generator>LibreOffice/3.6$Linux_X86_64 LibreOffice_project/360m1$Build-2</meta:generator>
    <meta:document-statistic meta:table-count="0" meta:image-count="0" meta:object-count="0" meta:page-count="1" meta:paragraph-count="5" meta:word-count="412" meta:character-count="2528" meta:non-whitespace-character-count="2116"/>
  </office:meta>
</office:document-meta>
</file>